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stimate for execution time of entire co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ere is an estimate of the execution time of the entire code, using the method that Visal used to calculate that the code was running 1000 times too slow. <text:s/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rom https://support.scinet.utoronto.ca/~northrup/bgqhardware.pdf, there are 204.8 GFlops/node = 12.8 GFlops/core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he computation cost of the code scales like O((2n)(2m)^3) when zero-padding is used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nsider a test with n=128, m=128, p=64 running with 256 MPI processes, on 64 nodes, with 16 ranks-per-node, and 1 OpenMP thread per rank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hen there are of order (2n)(2m)^3=4294967296 operations</text:p>
          </table:table-cell>
          <table:table-cell table:number-columns-repeated="7"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The FLOPS should be (256 cores) * (12.8*10^9 FLOPS/core) = 3276800000000 FLOP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he execution time should be order (4294967296 operations) / (3276800000000 FLOPS) = 0.00131072 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he actual execution time for this test was 399.762 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he code is running too slow by a factor of 399.762/0.00131072 = 3E5</text:p>
          </table:table-cell>
          <table:table-cell table:number-columns-repeated="5"/>
          <table:table-cell table:style-name="ce2"/>
          <table:table-cell table:number-columns-repeated="1017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style-name="ce1" office:value-type="string" calcext:value-type="string">
            <text:p>Matrix multiplicat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s of matrix multiplication on 1 MPI process, 64 nod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he following commands were used to load modules and execute matrix multiplication script: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ource /scratch/s/scinet/nolta/venv-numpy/setu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dule unload bgqgcc/4.4.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dule unload mpich2/x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dule load binutils/2.23 bgqgcc/4.8.1 mpich2/gcc-4.8.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ime runjob --np 1 --ranks-per-node=16 --envs OMP_NUM_THREADS=1 HOME=$HOME LD_LIBRARY_PATH=/scinet/bgq/Libraries/HDF5-1.8.12/mpich2-gcc4.8.1//lib:/scinet/bgq/Libraries/fftw-3.3.4-gcc4.8.1/lib:$LD_LIBRARY_PATH PYTHONPATH=/scinet/bgq/tools/Python/python2.7.3-20131205/lib/python2.7/site-packages/ : /scratch/s/scinet/nolta/venv-numpy/bin/python2.7 mat_mult_ntimes.py 1 1 1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The script initializes two nxn matrices with random entries. It then enters a for loop which computes the matrix product using numpy.dot N times. The script times the for loop, and divides the for loop time by N to obtain the average time per multiplication.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he following results were obtained. The scaling exponent is log(t_previous/t_current)/log(n_previous/n_current), and should approach 3 for large n. </text:p>
          </table:table-cell>
          <table:table-cell table:number-columns-repeated="12"/>
          <table:table-cell>
            <draw:frame table:end-cell-address="Sheet1.T41" table:end-x="1.47pt" table:end-y="1.47pt" draw:z-index="0" draw:name="Chart 1" draw:style-name="gr1" draw:text-style-name="P1" svg:width="535.46pt" svg:height="278.25pt" svg:x="6.01pt" svg:y="6.75pt">
              <loext:p draw:notify-on-update-of-ranges="Sheet1.L25:Sheet1.L25 Sheet1.L26:Sheet1.L37 Sheet1.K26:Sheet1.K37 Sheet1.M25:Sheet1.M25 Sheet1.M26:Sheet1.M37 Sheet1.K26:Sheet1.K3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n (matrix is nxn)</text:p>
          </table:table-cell>
          <table:table-cell table:style-name="ce2" office:value-type="string" calcext:value-type="string">
            <text:p>N (number of repetitions)</text:p>
          </table:table-cell>
          <table:table-cell table:style-name="ce2" office:value-type="string" calcext:value-type="string">
            <text:p>ranks-per-node</text:p>
          </table:table-cell>
          <table:table-cell table:style-name="ce2" office:value-type="string" calcext:value-type="string">
            <text:p>OMP_NUM_THREADS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time per multiplication (averaged over N multiplications)</text:p>
          </table:table-cell>
          <table:table-cell table:style-name="ce2" office:value-type="string" calcext:value-type="string">
            <text:p>scaling exponent</text:p>
          </table:table-cell>
          <table:table-cell/>
          <table:table-cell table:style-name="ce2" office:value-type="string" calcext:value-type="string">
            <text:p>log(n)</text:p>
          </table:table-cell>
          <table:table-cell table:style-name="ce2" office:value-type="string" calcext:value-type="string">
            <text:p>log(t)</text:p>
          </table:table-cell>
          <table:table-cell table:style-name="ce2" office:value-type="string" calcext:value-type="string">
            <text:p>3log(n)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411" calcext:value-type="float">
            <text:p>8.411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022" calcext:value-type="float">
            <text:p>0.022</text:p>
          </table:table-cell>
          <table:table-cell table:style-name="ce5" office:value-type="float" office:value="0.000030517578125" calcext:value-type="float">
            <text:p>3.05E-05</text:p>
          </table:table-cell>
          <table:table-cell table:number-columns-repeated="2"/>
          <table:table-cell table:style-name="ce6" table:formula="of:=LOG([.A25])" office:value-type="float" office:value="0" calcext:value-type="float">
            <text:p>0.00E+00</text:p>
          </table:table-cell>
          <table:table-cell table:formula="of:=LOG([.H25])" office:value-type="float" office:value="-4.51544993495972" calcext:value-type="float">
            <text:p>-4.515449935</text:p>
          </table:table-cell>
          <table:table-cell table:style-name="ce7" table:formula="of:=3*[.K25]" office:value-type="float" office:value="0" calcext:value-type="float">
            <text:p>0.00E+00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313" calcext:value-type="float">
            <text:p>8.313</text:p>
          </table:table-cell>
          <table:table-cell table:style-name="ce2" office:value-type="float" office:value="0.051" calcext:value-type="float">
            <text:p>0.051</text:p>
          </table:table-cell>
          <table:table-cell table:style-name="ce2" office:value-type="float" office:value="0.013" calcext:value-type="float">
            <text:p>0.013</text:p>
          </table:table-cell>
          <table:table-cell table:style-name="ce5" office:value-type="float" office:value="0.0000535011291504" calcext:value-type="float">
            <text:p>5.35E-05</text:p>
          </table:table-cell>
          <table:table-cell table:formula="of:=LOG([.H26]/[.H25])/LOG([.A26]/[.A25])" office:value-type="float" office:value="0.809928865721684" calcext:value-type="float">
            <text:p>0.8099288657</text:p>
          </table:table-cell>
          <table:table-cell/>
          <table:table-cell table:style-name="ce6" table:formula="of:=LOG([.A26])" office:value-type="float" office:value="0.301029995663981" calcext:value-type="float">
            <text:p>3.01E-01</text:p>
          </table:table-cell>
          <table:table-cell table:formula="of:=LOG([.H26])" office:value-type="float" office:value="-4.27163705202339" calcext:value-type="float">
            <text:p>-4.271637052</text:p>
          </table:table-cell>
          <table:table-cell table:style-name="ce7" table:formula="of:=3*[.K26]" office:value-type="float" office:value="0.903089986991943" calcext:value-type="float">
            <text:p>9.03E-01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205" calcext:value-type="float">
            <text:p>8.205</text:p>
          </table:table-cell>
          <table:table-cell table:style-name="ce2" office:value-type="float" office:value="0.049" calcext:value-type="float">
            <text:p>0.049</text:p>
          </table:table-cell>
          <table:table-cell table:style-name="ce2" office:value-type="float" office:value="0.011" calcext:value-type="float">
            <text:p>0.011</text:p>
          </table:table-cell>
          <table:table-cell table:style-name="ce5" office:value-type="float" office:value="0.0000533819198608" calcext:value-type="float">
            <text:p>5.34E-05</text:p>
          </table:table-cell>
          <table:table-cell table:formula="of:=LOG([.H27]/[.H26])/LOG([.A27]/[.A26])" office:value-type="float" office:value="-0.00321814775752511" calcext:value-type="float">
            <text:p>-0.0032181478</text:p>
          </table:table-cell>
          <table:table-cell/>
          <table:table-cell table:style-name="ce6" table:formula="of:=LOG([.A27])" office:value-type="float" office:value="0.602059991327962" calcext:value-type="float">
            <text:p>6.02E-01</text:p>
          </table:table-cell>
          <table:table-cell table:formula="of:=LOG([.H27])" office:value-type="float" office:value="-4.27260581102888" calcext:value-type="float">
            <text:p>-4.272605811</text:p>
          </table:table-cell>
          <table:table-cell table:style-name="ce7" table:formula="of:=3*[.K27]" office:value-type="float" office:value="1.80617997398389" calcext:value-type="float">
            <text:p>1.81E+00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236" calcext:value-type="float">
            <text:p>8.236</text:p>
          </table:table-cell>
          <table:table-cell table:style-name="ce2" office:value-type="float" office:value="0.049" calcext:value-type="float">
            <text:p>0.049</text:p>
          </table:table-cell>
          <table:table-cell table:style-name="ce2" office:value-type="float" office:value="0.012" calcext:value-type="float">
            <text:p>0.012</text:p>
          </table:table-cell>
          <table:table-cell table:style-name="ce5" office:value-type="float" office:value="0.0000555992126465" calcext:value-type="float">
            <text:p>5.56E-05</text:p>
          </table:table-cell>
          <table:table-cell table:formula="of:=LOG([.H28]/[.H27])/LOG([.A28]/[.A27])" office:value-type="float" office:value="0.058713260349381" calcext:value-type="float">
            <text:p>0.0587132603</text:p>
          </table:table-cell>
          <table:table-cell/>
          <table:table-cell table:style-name="ce6" table:formula="of:=LOG([.A28])" office:value-type="float" office:value="0.903089986991943" calcext:value-type="float">
            <text:p>9.03E-01</text:p>
          </table:table-cell>
          <table:table-cell table:formula="of:=LOG([.H28])" office:value-type="float" office:value="-4.25493135852049" calcext:value-type="float">
            <text:p>-4.2549313585</text:p>
          </table:table-cell>
          <table:table-cell table:style-name="ce7" table:formula="of:=3*[.K28]" office:value-type="float" office:value="2.70926996097583" calcext:value-type="float">
            <text:p>2.71E+00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216" calcext:value-type="float">
            <text:p>8.216</text:p>
          </table:table-cell>
          <table:table-cell table:style-name="ce2" office:value-type="float" office:value="0.051" calcext:value-type="float">
            <text:p>0.051</text:p>
          </table:table-cell>
          <table:table-cell table:style-name="ce2" office:value-type="float" office:value="0.013" calcext:value-type="float">
            <text:p>0.013</text:p>
          </table:table-cell>
          <table:table-cell table:style-name="ce5" office:value-type="float" office:value="0.000067400932312" calcext:value-type="float">
            <text:p>6.74E-05</text:p>
          </table:table-cell>
          <table:table-cell table:formula="of:=LOG([.H29]/[.H28])/LOG([.A29]/[.A28])" office:value-type="float" office:value="0.277704094630023" calcext:value-type="float">
            <text:p>0.2777040946</text:p>
          </table:table-cell>
          <table:table-cell/>
          <table:table-cell table:style-name="ce6" table:formula="of:=LOG([.A29])" office:value-type="float" office:value="1.20411998265592" calcext:value-type="float">
            <text:p>1.20E+00</text:p>
          </table:table-cell>
          <table:table-cell table:formula="of:=LOG([.H29])" office:value-type="float" office:value="-4.17133409611814" calcext:value-type="float">
            <text:p>-4.1713340961</text:p>
          </table:table-cell>
          <table:table-cell table:style-name="ce7" table:formula="of:=3*[.K29]" office:value-type="float" office:value="3.61235994796777" calcext:value-type="float">
            <text:p>3.61E+00</text:p>
          </table:table-cell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265" calcext:value-type="float">
            <text:p>8.265</text:p>
          </table:table-cell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0.012" calcext:value-type="float">
            <text:p>0.012</text:p>
          </table:table-cell>
          <table:table-cell table:style-name="ce5" office:value-type="float" office:value="0.0000869989395142" calcext:value-type="float">
            <text:p>8.70E-05</text:p>
          </table:table-cell>
          <table:table-cell table:formula="of:=LOG([.H30]/[.H29])/LOG([.A30]/[.A29])" office:value-type="float" office:value="0.368229267754218" calcext:value-type="float">
            <text:p>0.3682292678</text:p>
          </table:table-cell>
          <table:table-cell/>
          <table:table-cell table:style-name="ce6" table:formula="of:=LOG([.A30])" office:value-type="float" office:value="1.50514997831991" calcext:value-type="float">
            <text:p>1.51E+00</text:p>
          </table:table-cell>
          <table:table-cell table:formula="of:=LOG([.H30])" office:value-type="float" office:value="-4.06048604124274" calcext:value-type="float">
            <text:p>-4.0604860412</text:p>
          </table:table-cell>
          <table:table-cell table:style-name="ce7" table:formula="of:=3*[.K30]" office:value-type="float" office:value="4.51544993495972" calcext:value-type="float">
            <text:p>4.52E+00</text:p>
          </table:table-cell>
          <table:table-cell table:number-columns-repeated="101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406" calcext:value-type="float">
            <text:p>8.406</text:p>
          </table:table-cell>
          <table:table-cell table:style-name="ce2" office:value-type="float" office:value="0.049" calcext:value-type="float">
            <text:p>0.049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000325298309326" calcext:value-type="float">
            <text:p>0.0003252983</text:p>
          </table:table-cell>
          <table:table-cell table:formula="of:=LOG([.H31]/[.H30])/LOG([.A31]/[.A30])" office:value-type="float" office:value="1.9026936040275" calcext:value-type="float">
            <text:p>1.902693604</text:p>
          </table:table-cell>
          <table:table-cell/>
          <table:table-cell table:style-name="ce6" table:formula="of:=LOG([.A31])" office:value-type="float" office:value="1.80617997398389" calcext:value-type="float">
            <text:p>1.81E+00</text:p>
          </table:table-cell>
          <table:table-cell table:formula="of:=LOG([.H31])" office:value-type="float" office:value="-3.48771819387246" calcext:value-type="float">
            <text:p>-3.4877181939</text:p>
          </table:table-cell>
          <table:table-cell table:style-name="ce7" table:formula="of:=3*[.K31]" office:value-type="float" office:value="5.41853992195166" calcext:value-type="float">
            <text:p>5.42E+00</text:p>
          </table:table-cell>
          <table:table-cell table:number-columns-repeated="1011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309" calcext:value-type="float">
            <text:p>8.309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0147619247437" calcext:value-type="float">
            <text:p>0.0014761925</text:p>
          </table:table-cell>
          <table:table-cell table:formula="of:=LOG([.H32]/[.H31])/LOG([.A32]/[.A31])" office:value-type="float" office:value="2.18204561105935" calcext:value-type="float">
            <text:p>2.1820456111</text:p>
          </table:table-cell>
          <table:table-cell/>
          <table:table-cell table:style-name="ce6" table:formula="of:=LOG([.A32])" office:value-type="float" office:value="2.10720996964787" calcext:value-type="float">
            <text:p>2.11E+00</text:p>
          </table:table-cell>
          <table:table-cell table:formula="of:=LOG([.H32])" office:value-type="float" office:value="-2.83085701303665" calcext:value-type="float">
            <text:p>-2.830857013</text:p>
          </table:table-cell>
          <table:table-cell table:style-name="ce7" table:formula="of:=3*[.K32]" office:value-type="float" office:value="6.3216299089436" calcext:value-type="float">
            <text:p>6.32E+00</text:p>
          </table:table-cell>
          <table:table-cell table:number-columns-repeated="1011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166" calcext:value-type="float">
            <text:p>8.166</text:p>
          </table:table-cell>
          <table:table-cell table:style-name="ce2" office:value-type="float" office:value="0.049" calcext:value-type="float">
            <text:p>0.049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0105947971344" calcext:value-type="float">
            <text:p>0.0105947971</text:p>
          </table:table-cell>
          <table:table-cell table:formula="of:=LOG([.H33]/[.H32])/LOG([.A33]/[.A32])" office:value-type="float" office:value="2.84340321817744" calcext:value-type="float">
            <text:p>2.8434032182</text:p>
          </table:table-cell>
          <table:table-cell/>
          <table:table-cell table:style-name="ce6" table:formula="of:=LOG([.A33])" office:value-type="float" office:value="2.40823996531185" calcext:value-type="float">
            <text:p>2.41E+00</text:p>
          </table:table-cell>
          <table:table-cell table:formula="of:=LOG([.H33])" office:value-type="float" office:value="-1.97490735459775" calcext:value-type="float">
            <text:p>-1.9749073546</text:p>
          </table:table-cell>
          <table:table-cell table:style-name="ce7" table:formula="of:=3*[.K33]" office:value-type="float" office:value="7.22471989593555" calcext:value-type="float">
            <text:p>7.22E+00</text:p>
          </table:table-cell>
          <table:table-cell table:number-columns-repeated="1011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.235" calcext:value-type="float">
            <text:p>9.235</text:p>
          </table:table-cell>
          <table:table-cell table:style-name="ce2" office:value-type="float" office:value="0.051" calcext:value-type="float">
            <text:p>0.051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0813077926636" calcext:value-type="float">
            <text:p>0.0813077927</text:p>
          </table:table-cell>
          <table:table-cell table:formula="of:=LOG([.H34]/[.H33])/LOG([.A34]/[.A33])" office:value-type="float" office:value="2.94003766529621" calcext:value-type="float">
            <text:p>2.9400376653</text:p>
          </table:table-cell>
          <table:table-cell/>
          <table:table-cell table:style-name="ce6" table:formula="of:=LOG([.A34])" office:value-type="float" office:value="2.70926996097583" calcext:value-type="float">
            <text:p>2.71E+00</text:p>
          </table:table-cell>
          <table:table-cell table:formula="of:=LOG([.H34])" office:value-type="float" office:value="-1.08986782896169" calcext:value-type="float">
            <text:p>-1.089867829</text:p>
          </table:table-cell>
          <table:table-cell table:style-name="ce7" table:formula="of:=3*[.K34]" office:value-type="float" office:value="8.12780988292749" calcext:value-type="float">
            <text:p>8.13E+00</text:p>
          </table:table-cell>
          <table:table-cell table:number-columns-repeated="1011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.251" calcext:value-type="float">
            <text:p>15.25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office:value-type="float" office:value="0.648330903053" calcext:value-type="float">
            <text:p>0.6483309031</text:p>
          </table:table-cell>
          <table:table-cell table:formula="of:=LOG([.H35]/[.H34])/LOG([.A35]/[.A34])" office:value-type="float" office:value="2.99526480727324" calcext:value-type="float">
            <text:p>2.9952648073</text:p>
          </table:table-cell>
          <table:table-cell/>
          <table:table-cell table:style-name="ce6" table:formula="of:=LOG([.A35])" office:value-type="float" office:value="3.01029995663981" calcext:value-type="float">
            <text:p>3.01E+00</text:p>
          </table:table-cell>
          <table:table-cell table:formula="of:=LOG([.H35])" office:value-type="float" office:value="-0.18820327701575" calcext:value-type="float">
            <text:p>-0.188203277</text:p>
          </table:table-cell>
          <table:table-cell table:style-name="ce7" table:formula="of:=3*[.K35]" office:value-type="float" office:value="9.03089986991943" calcext:value-type="float">
            <text:p>9.03E+00</text:p>
          </table:table-cell>
          <table:table-cell table:number-columns-repeated="1011"/>
        </table:table-row>
        <table:table-row table:style-name="ro1"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1.669" calcext:value-type="float">
            <text:p>61.669</text:p>
          </table:table-cell>
          <table:table-cell table:style-name="ce2" office:value-type="float" office:value="0.051" calcext:value-type="float">
            <text:p>0.051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5.16325078011" calcext:value-type="float">
            <text:p>5.1632507801</text:p>
          </table:table-cell>
          <table:table-cell table:formula="of:=LOG([.H36]/[.H35])/LOG([.A36]/[.A35])" office:value-type="float" office:value="2.99347742525255" calcext:value-type="float">
            <text:p>2.9934774253</text:p>
          </table:table-cell>
          <table:table-cell/>
          <table:table-cell table:style-name="ce6" table:formula="of:=LOG([.A36])" office:value-type="float" office:value="3.31132995230379" calcext:value-type="float">
            <text:p>3.31E+00</text:p>
          </table:table-cell>
          <table:table-cell table:formula="of:=LOG([.H36])" office:value-type="float" office:value="0.712923219328252" calcext:value-type="float">
            <text:p>0.7129232193</text:p>
          </table:table-cell>
          <table:table-cell table:style-name="ce7" table:formula="of:=3*[.K36]" office:value-type="float" office:value="9.93398985691138" calcext:value-type="float">
            <text:p>9.93E+00</text:p>
          </table:table-cell>
          <table:table-cell table:number-columns-repeated="1011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1.27" calcext:value-type="float">
            <text:p>221.27</text:p>
          </table:table-cell>
          <table:table-cell table:style-name="ce2" office:value-type="float" office:value="0.058" calcext:value-type="float">
            <text:p>0.058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41.2144420147" calcext:value-type="float">
            <text:p>41.2144420147</text:p>
          </table:table-cell>
          <table:table-cell table:formula="of:=LOG([.H37]/[.H36])/LOG([.A37]/[.A36])" office:value-type="float" office:value="2.99679838604761" calcext:value-type="float">
            <text:p>2.996798386</text:p>
          </table:table-cell>
          <table:table-cell/>
          <table:table-cell table:style-name="ce6" table:formula="of:=LOG([.A37])" office:value-type="float" office:value="3.61235994796777" calcext:value-type="float">
            <text:p>3.61E+00</text:p>
          </table:table-cell>
          <table:table-cell table:formula="of:=LOG([.H37])" office:value-type="float" office:value="1.61504942448599" calcext:value-type="float">
            <text:p>1.6150494245</text:p>
          </table:table-cell>
          <table:table-cell table:style-name="ce7" table:formula="of:=3*[.K37]" office:value-type="float" office:value="10.8370798439033" calcext:value-type="float">
            <text:p>1.08E+01</text:p>
          </table:table-cell>
          <table:table-cell table:number-columns-repeated="1011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float" office:value="8.228" calcext:value-type="float">
            <text:p>8.228</text:p>
          </table:table-cell>
          <table:table-cell table:style-name="ce3" office:value-type="float" office:value="0.049" calcext:value-type="float">
            <text:p>0.049</text:p>
          </table:table-cell>
          <table:table-cell table:style-name="ce3" office:value-type="float" office:value="0.012" calcext:value-type="float">
            <text:p>0.012</text:p>
          </table:table-cell>
          <table:table-cell table:style-name="ce6" office:value-type="float" office:value="0.0000306129455566" calcext:value-type="float">
            <text:p>3.06E-0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float" office:value="8.391" calcext:value-type="float">
            <text:p>8.391</text:p>
          </table:table-cell>
          <table:table-cell table:style-name="ce3" office:value-type="float" office:value="0.052" calcext:value-type="float">
            <text:p>0.052</text:p>
          </table:table-cell>
          <table:table-cell table:style-name="ce3" office:value-type="float" office:value="0.013" calcext:value-type="float">
            <text:p>0.013</text:p>
          </table:table-cell>
          <table:table-cell table:style-name="ce6" office:value-type="float" office:value="0.0000530958175659" calcext:value-type="float">
            <text:p>5.31E-0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float" office:value="8.23" calcext:value-type="float">
            <text:p>8.23</text:p>
          </table:table-cell>
          <table:table-cell table:style-name="ce3" office:value-type="float" office:value="0.051" calcext:value-type="float">
            <text:p>0.051</text:p>
          </table:table-cell>
          <table:table-cell table:style-name="ce3" office:value-type="float" office:value="0.013" calcext:value-type="float">
            <text:p>0.013</text:p>
          </table:table-cell>
          <table:table-cell table:style-name="ce6" office:value-type="float" office:value="0.0000530958175659" calcext:value-type="float">
            <text:p>5.31E-0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float" office:value="8.323" calcext:value-type="float">
            <text:p>8.323</text:p>
          </table:table-cell>
          <table:table-cell table:style-name="ce3" office:value-type="float" office:value="0.049" calcext:value-type="float">
            <text:p>0.04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6" office:value-type="float" office:value="0.0000558137893677" calcext:value-type="float">
            <text:p>5.58E-0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float" office:value="8.295" calcext:value-type="float">
            <text:p>8.295</text:p>
          </table:table-cell>
          <table:table-cell table:style-name="ce3" office:value-type="float" office:value="0.063" calcext:value-type="float">
            <text:p>0.063</text:p>
          </table:table-cell>
          <table:table-cell table:style-name="ce3" office:value-type="float" office:value="0.014" calcext:value-type="float">
            <text:p>0.014</text:p>
          </table:table-cell>
          <table:table-cell table:style-name="ce6" office:value-type="float" office:value="0.0000673055648804" calcext:value-type="float">
            <text:p>6.73E-0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float" office:value="8.301" calcext:value-type="float">
            <text:p>8.301</text:p>
          </table:table-cell>
          <table:table-cell table:style-name="ce3" office:value-type="float" office:value="0.058" calcext:value-type="float">
            <text:p>0.058</text:p>
          </table:table-cell>
          <table:table-cell table:style-name="ce3" office:value-type="float" office:value="0.014" calcext:value-type="float">
            <text:p>0.014</text:p>
          </table:table-cell>
          <table:table-cell table:style-name="ce6" office:value-type="float" office:value="0.0000883102416992" calcext:value-type="float">
            <text:p>8.83E-0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float" office:value="7.613" calcext:value-type="float">
            <text:p>7.613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000659394264221" calcext:value-type="float">
            <text:p>0.000659394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float" office:value="8.268" calcext:value-type="float">
            <text:p>8.268</text:p>
          </table:table-cell>
          <table:table-cell table:style-name="ce3" office:value-type="float" office:value="0.049" calcext:value-type="float">
            <text:p>0.04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00113649368286" calcext:value-type="float">
            <text:p>0.0011364937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float" office:value="8.349" calcext:value-type="float">
            <text:p>8.349</text:p>
          </table:table-cell>
          <table:table-cell table:style-name="ce3" office:value-type="float" office:value="0.051" calcext:value-type="float">
            <text:p>0.051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00432291030884" calcext:value-type="float">
            <text:p>0.004322910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float" office:value="8.664" calcext:value-type="float">
            <text:p>8.664</text:p>
          </table:table-cell>
          <table:table-cell table:style-name="ce3" office:value-type="float" office:value="0.053" calcext:value-type="float">
            <text:p>0.053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0293052196503" calcext:value-type="float">
            <text:p>0.0293052197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float" office:value="10.944" calcext:value-type="float">
            <text:p>10.944</text:p>
          </table:table-cell>
          <table:table-cell table:style-name="ce3" office:value-type="float" office:value="0.049" calcext:value-type="float">
            <text:p>0.049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225455904007" calcext:value-type="float">
            <text:p>0.225455904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float" office:value="27.571" calcext:value-type="float">
            <text:p>27.571</text:p>
          </table:table-cell>
          <table:table-cell table:style-name="ce3" office:value-type="float" office:value="0.052" calcext:value-type="float">
            <text:p>0.052</text:p>
          </table:table-cell>
          <table:table-cell table:style-name="ce3" office:value-type="float" office:value="0.013" calcext:value-type="float">
            <text:p>0.013</text:p>
          </table:table-cell>
          <table:table-cell table:style-name="ce3" office:value-type="float" office:value="1.76194498539" calcext:value-type="float">
            <text:p>1.7619449854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float" office:value="150.679" calcext:value-type="float">
            <text:p>150.679</text:p>
          </table:table-cell>
          <table:table-cell table:style-name="ce3" office:value-type="float" office:value="0.059" calcext:value-type="float">
            <text:p>0.059</text:p>
          </table:table-cell>
          <table:table-cell table:style-name="ce3" office:value-type="float" office:value="0.017" calcext:value-type="float">
            <text:p>0.017</text:p>
          </table:table-cell>
          <table:table-cell table:style-name="ce3" office:value-type="float" office:value="13.9484505892" calcext:value-type="float">
            <text:p>13.948450589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float" office:value="155.023" calcext:value-type="float">
            <text:p>155.023</text:p>
          </table:table-cell>
          <table:table-cell table:style-name="ce3" office:value-type="float" office:value="0.054" calcext:value-type="float">
            <text:p>0.054</text:p>
          </table:table-cell>
          <table:table-cell table:style-name="ce3" office:value-type="float" office:value="0.015" calcext:value-type="float">
            <text:p>0.015</text:p>
          </table:table-cell>
          <table:table-cell table:style-name="ce3" office:value-type="float" office:value="13.9979398966" calcext:value-type="float">
            <text:p>13.9979398966</text:p>
          </table:table-cell>
          <table:table-cell table:number-columns-repeated="1016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8" meta:object-count="1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color="#b7b7b7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2pt" style:font-size-asian="12pt" style:font-size-complex="12pt"/>
    </style:style>
    <style:style style:name="ch8" style:family="chart">
      <style:chart-properties chart:auto-position="true" style:rotation-angle="90"/>
      <style:text-properties style:text-position="0% 100%" fo:font-size="12pt" fo:font-weight="bold" style:font-size-asian="12pt" style:font-weight-asian="bold" style:font-size-complex="12pt" style:font-weight-complex="bold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dc3912" draw:fill-color="#dc3912"/>
      <style:text-properties style:text-position="0% 100%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891cm" svg:height="9.817cm" xlink:href=".." xlink:type="simple" chart:class="chart:scatter" chart:style-name="ch1">
        <chart:legend chart:legend-position="end" svg:x="15.808cm" svg:y="4.36cm" style:legend-expansion="high" chart:style-name="ch2"/>
        <chart:plot-area chart:style-name="ch3" table:cell-range-address="Sheet1.K26:Sheet1.M37 Sheet1.L25:Sheet1.M25" chart:data-source-has-labels="row" svg:x="2.346cm" svg:y="1.4cm" svg:width="11.977cm" svg:height="5.92cm">
          <chartooo:coordinate-region svg:x="2.994cm" svg:y="1.535cm" svg:width="11.142cm" svg:height="5.416cm"/>
          <chart:axis chart:dimension="x" chart:name="primary-x" chart:style-name="ch4">
            <chart:title svg:x="7.754cm" svg:y="7.517cm" chart:style-name="ch5">
              <text:p>log(n)</text:p>
            </chart:title>
            <chart:grid chart:style-name="ch6" chart:class="major"/>
          </chart:axis>
          <chart:axis chart:dimension="y" chart:name="primary-y" chart:style-name="ch7">
            <chart:title svg:x="1.212cm" svg:y="5.045cm" chart:style-name="ch8">
              <text:p>log(t)</text:p>
            </chart:title>
            <chart:grid chart:style-name="ch6" chart:class="major"/>
          </chart:axis>
          <chart:series chart:style-name="ch9" chart:values-cell-range-address="Sheet1.L26:Sheet1.L37" chart:label-cell-address="Sheet1.L25:Sheet1.L25" chart:class="chart:scatter">
            <chart:domain table:cell-range-address="Sheet1.K26:Sheet1.K37"/>
            <chart:data-point chart:repeated="12"/>
          </chart:series>
          <chart:series chart:style-name="ch10" chart:values-cell-range-address="Sheet1.M26:Sheet1.M37" chart:label-cell-address="Sheet1.M25:Sheet1.M25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-4.515449935</text:p>
                <draw:g>
                  <svg:desc>Sheet1.L25:Sheet1.L25</svg:desc>
                </draw:g>
              </table:table-cell>
              <table:table-cell office:value-type="string">
                <text:p>0.00E+00</text:p>
                <draw:g>
                  <svg:desc>Sheet1.M25:Sheet1.M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029995663981">
                <text:p>0.301029995663981</text:p>
                <draw:g>
                  <svg:desc>Sheet1.K26:Sheet1.K37</svg:desc>
                </draw:g>
              </table:table-cell>
              <table:table-cell office:value-type="float" office:value="-4.27163705202339">
                <text:p>-4.27163705202339</text:p>
                <draw:g>
                  <svg:desc>Sheet1.L26:Sheet1.L37</svg:desc>
                </draw:g>
              </table:table-cell>
              <table:table-cell office:value-type="float" office:value="0.903089986991943">
                <text:p>0.903089986991943</text:p>
                <draw:g>
                  <svg:desc>Sheet1.M26:Sheet1.M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-4.27260581102888">
                <text:p>-4.27260581102888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-4.25493135852049">
                <text:p>-4.25493135852049</text:p>
              </table:table-cell>
              <table:table-cell office:value-type="float" office:value="2.70926996097583">
                <text:p>2.70926996097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-4.17133409611814">
                <text:p>-4.17133409611814</text:p>
              </table:table-cell>
              <table:table-cell office:value-type="float" office:value="3.61235994796777">
                <text:p>3.61235994796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0514997831991">
                <text:p>1.50514997831991</text:p>
              </table:table-cell>
              <table:table-cell office:value-type="float" office:value="-4.06048604124274">
                <text:p>-4.06048604124274</text:p>
              </table:table-cell>
              <table:table-cell office:value-type="float" office:value="4.51544993495972">
                <text:p>4.51544993495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0617997398389">
                <text:p>1.80617997398389</text:p>
              </table:table-cell>
              <table:table-cell office:value-type="float" office:value="-3.48771819387246">
                <text:p>-3.48771819387246</text:p>
              </table:table-cell>
              <table:table-cell office:value-type="float" office:value="5.41853992195166">
                <text:p>5.41853992195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0720996964787">
                <text:p>2.10720996964787</text:p>
              </table:table-cell>
              <table:table-cell office:value-type="float" office:value="-2.83085701303665">
                <text:p>-2.83085701303665</text:p>
              </table:table-cell>
              <table:table-cell office:value-type="float" office:value="6.3216299089436">
                <text:p>6.3216299089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0823996531185">
                <text:p>2.40823996531185</text:p>
              </table:table-cell>
              <table:table-cell office:value-type="float" office:value="-1.97490735459775">
                <text:p>-1.97490735459775</text:p>
              </table:table-cell>
              <table:table-cell office:value-type="float" office:value="7.22471989593555">
                <text:p>7.22471989593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0926996097583">
                <text:p>2.70926996097583</text:p>
              </table:table-cell>
              <table:table-cell office:value-type="float" office:value="-1.08986782896169">
                <text:p>-1.08986782896169</text:p>
              </table:table-cell>
              <table:table-cell office:value-type="float" office:value="8.12780988292749">
                <text:p>8.12780988292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1029995663981">
                <text:p>3.01029995663981</text:p>
              </table:table-cell>
              <table:table-cell office:value-type="float" office:value="-0.18820327701575">
                <text:p>-0.18820327701575</text:p>
              </table:table-cell>
              <table:table-cell office:value-type="float" office:value="9.03089986991943">
                <text:p>9.03089986991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1132995230379">
                <text:p>3.31132995230379</text:p>
              </table:table-cell>
              <table:table-cell office:value-type="float" office:value="0.712923219328252">
                <text:p>0.712923219328252</text:p>
              </table:table-cell>
              <table:table-cell office:value-type="float" office:value="9.93398985691138">
                <text:p>9.93398985691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1235994796777">
                <text:p>3.61235994796777</text:p>
              </table:table-cell>
              <table:table-cell office:value-type="float" office:value="1.61504942448599">
                <text:p>1.61504942448599</text:p>
              </table:table-cell>
              <table:table-cell office:value-type="float" office:value="10.8370798439033">
                <text:p>10.83707984390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